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 table:number-rows-repeated="104856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15:14:0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15:14:08</dc:date>
    <meta:editing-duration>PT2H15M58S</meta:editing-duration>
    <meta:editing-cycles>22</meta:editing-cycles>
    <meta:generator>OpenOffice/4.1.0$Unix OpenOffice.org_project/410m18$Build-9764</meta:generator>
    <meta:document-statistic meta:table-count="3" meta:cell-count="61" meta:object-count="0"/>
  </office:meta>
</office:document-meta>
</file>